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Normal_32_2" style:data-style-name="N1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Normal_32_2" style:data-style-name="N39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Normal_32_2" style:data-style-name="N0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3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Normal_32_2" style:data-style-name="N38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7" style:family="table-cell" style:parent-style-name="Normal_32_2" style:data-style-name="N38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style-name="ce3"/>
          <table:table-cell table:number-columns-repeated="16374" table:style-name="ce1"/>
        </table:table-row>
        <table:table-row table:number-rows-repeated="20" table:style-name="ro1">
          <table:table-cell table:number-columns-repeated="7" table:style-name="ce5"/>
          <table:table-cell table:style-name="ce6"/>
          <table:table-cell table:style-name="ce5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7" table:style-name="ce5"/>
          <table:table-cell table:style-name="ce6"/>
          <table:table-cell table:style-name="ce5"/>
          <table:table-cell table:number-columns-repeated="16375" table:style-name="ce3"/>
        </table:table-row>
        <table:table-row table:number-rows-repeated="55" table:style-name="ro1">
          <table:table-cell table:number-columns-repeated="7" table:style-name="ce5"/>
          <table:table-cell table:style-name="ce6"/>
          <table:table-cell table:style-name="ce5"/>
          <table:table-cell table:number-columns-repeated="16375"/>
        </table:table-row>
        <table:table-row table:number-rows-repeated="1048489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number-columns-repeated="3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office:value-type="string" table:style-name="ce7">
            <text:p>rateA</text:p>
          </table:table-cell>
          <table:table-cell office:value-type="string" table:style-name="ce7">
            <text:p>rateB</text:p>
          </table:table-cell>
          <table:table-cell office:value-type="string" table:style-name="ce7">
            <text:p>rateC</text:p>
          </table:table-cell>
          <table:table-cell office:value-type="string" table:style-name="ce7">
            <text:p>ratio</text:p>
          </table:table-cell>
          <table:table-cell office:value-type="string" table:style-name="ce7">
            <text:p>angl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angmin</text:p>
          </table:table-cell>
          <table:table-cell office:value-type="string" table:style-name="ce7">
            <text:p>angmax</text:p>
          </table:table-cell>
          <table:table-cell table:number-columns-repeated="16371" table:style-name="ce1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34" table:style-name="ce5">
            <text:p>34</text:p>
          </table:table-cell>
          <table:table-cell office:value-type="float" office:value="1.1265305999999999E-2" table:style-name="ce6">
            <text:p>0.0</text:p>
          </table:table-cell>
          <table:table-cell office:value-type="float" office:value="9.4693880000000005E-3" table:style-name="ce6">
            <text:p>0.0</text:p>
          </table:table-cell>
          <table:table-cell office:value-type="float" office:value="8.4623000000000001E-4" table:style-name="ce5">
            <text:p>0.00084623</text:p>
          </table:table-cell>
          <table:table-cell office:value-type="float" office:value="27" table:style-name="ce8">
            <text:p>27</text:p>
          </table:table-cell>
          <table:table-cell office:value-type="float" office:value="27" table:style-name="ce8">
            <text:p>27</text:p>
          </table:table-cell>
          <table:table-cell office:value-type="float" office:value="27" table:style-name="ce8">
            <text:p>27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35" table:style-name="ce5">
            <text:p>35</text:p>
          </table:table-cell>
          <table:table-cell office:value-type="float" office:value="1.1265305999999999E-2" table:style-name="ce6">
            <text:p>0.0</text:p>
          </table:table-cell>
          <table:table-cell office:value-type="float" office:value="9.4693880000000005E-3" table:style-name="ce6">
            <text:p>0.0</text:p>
          </table:table-cell>
          <table:table-cell office:value-type="float" office:value="8.4623000000000001E-4" table:style-name="ce5">
            <text:p>0.00084623</text:p>
          </table:table-cell>
          <table:table-cell office:value-type="float" office:value="27" table:style-name="ce8">
            <text:p>27</text:p>
          </table:table-cell>
          <table:table-cell office:value-type="float" office:value="27" table:style-name="ce8">
            <text:p>27</text:p>
          </table:table-cell>
          <table:table-cell office:value-type="float" office:value="27" table:style-name="ce8">
            <text:p>27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37" table:style-name="ce5">
            <text:p>37</text:p>
          </table:table-cell>
          <table:table-cell office:value-type="float" office:value="2.0653061E-2" table:style-name="ce6">
            <text:p>0.0</text:p>
          </table:table-cell>
          <table:table-cell office:value-type="float" office:value="2.8571428999999999E-2" table:style-name="ce6">
            <text:p>0.0</text:p>
          </table:table-cell>
          <table:table-cell office:value-type="float" office:value="4.0426699999999997E-5" table:style-name="ce10">
            <text:p>0.000040</text:p>
          </table:table-cell>
          <table:table-cell office:value-type="float" office:value="21" table:style-name="ce8">
            <text:p>21</text:p>
          </table:table-cell>
          <table:table-cell office:value-type="float" office:value="21" table:style-name="ce8">
            <text:p>21</text:p>
          </table:table-cell>
          <table:table-cell office:value-type="float" office:value="21" table:style-name="ce8">
            <text:p>21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39" table:style-name="ce5">
            <text:p>39</text:p>
          </table:table-cell>
          <table:table-cell office:value-type="float" office:value="2.0653061E-2" table:style-name="ce6">
            <text:p>0.0</text:p>
          </table:table-cell>
          <table:table-cell office:value-type="float" office:value="2.8571428999999999E-2" table:style-name="ce6">
            <text:p>0.0</text:p>
          </table:table-cell>
          <table:table-cell office:value-type="float" office:value="4.0426699999999997E-5" table:style-name="ce10">
            <text:p>0.000040</text:p>
          </table:table-cell>
          <table:table-cell office:value-type="float" office:value="21" table:style-name="ce8">
            <text:p>21</text:p>
          </table:table-cell>
          <table:table-cell office:value-type="float" office:value="21" table:style-name="ce8">
            <text:p>21</text:p>
          </table:table-cell>
          <table:table-cell office:value-type="float" office:value="21" table:style-name="ce8">
            <text:p>21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32" table:style-name="ce11">
            <text:p>32</text:p>
          </table:table-cell>
          <table:table-cell office:value-type="float" office:value="0.02" table:style-name="ce6">
            <text:p>0.0</text:p>
          </table:table-cell>
          <table:table-cell office:value-type="float" office:value="0.55000000000000004" table:style-name="ce6">
            <text:p>0.6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.0380952379999999" table:style-name="ce12">
            <text:p>1.038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33" table:style-name="ce11">
            <text:p>33</text:p>
          </table:table-cell>
          <table:table-cell office:value-type="float" office:value="0.02" table:style-name="ce6">
            <text:p>0.0</text:p>
          </table:table-cell>
          <table:table-cell office:value-type="float" office:value="0.55000000000000004" table:style-name="ce6">
            <text:p>0.6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.0380952379999999" table:style-name="ce12">
            <text:p>1.038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float" office:value="36" table:style-name="ce11">
            <text:p>36</text:p>
          </table:table-cell>
          <table:table-cell office:value-type="float" office:value="0.17824999999999999" table:style-name="ce6">
            <text:p>0.2</text:p>
          </table:table-cell>
          <table:table-cell office:value-type="float" office:value="1.5" table:style-name="ce6">
            <text:p>1.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0.97619047599999997" table:style-name="ce12">
            <text:p>0.976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float" office:value="38" table:style-name="ce11">
            <text:p>38</text:p>
          </table:table-cell>
          <table:table-cell office:value-type="float" office:value="7.8750000000000001E-2" table:style-name="ce6">
            <text:p>0.1</text:p>
          </table:table-cell>
          <table:table-cell office:value-type="float" office:value="0.875" table:style-name="ce6">
            <text:p>0.9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0.97619047599999997" table:style-name="ce12">
            <text:p>0.976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float" office:value="38" table:style-name="ce11">
            <text:p>38</text:p>
          </table:table-cell>
          <table:table-cell office:value-type="float" office:value="7.8750000000000001E-2" table:style-name="ce6">
            <text:p>0.1</text:p>
          </table:table-cell>
          <table:table-cell office:value-type="float" office:value="0.875" table:style-name="ce6">
            <text:p>0.9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0.95238095199999995" table:style-name="ce12">
            <text:p>0.952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16371" table:style-name="ce1"/>
        </table:table-row>
        <table:table-row table:number-rows-repeated="2" table:style-name="ro1">
          <table:table-cell office:value-type="float" office:value="39" table:style-name="ce11">
            <text:p>39</text:p>
          </table:table-cell>
          <table:table-cell office:value-type="float" office:value="40" table:style-name="ce11">
            <text:p>40</text:p>
          </table:table-cell>
          <table:table-cell office:value-type="float" office:value="7.8750000000000001E-2" table:style-name="ce6">
            <text:p>0.1</text:p>
          </table:table-cell>
          <table:table-cell office:value-type="float" office:value="0.875" table:style-name="ce6">
            <text:p>0.9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0.97619047599999997" table:style-name="ce12">
            <text:p>0.976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-360" table:style-name="ce5">
            <text:p>-360</text:p>
          </table:table-cell>
          <table:table-cell office:value-type="float" office:value="360" table:style-name="ce5">
            <text:p>360</text:p>
          </table:table-cell>
          <table:table-cell table:number-columns-repeated="16371" table:style-name="ce1"/>
        </table:table-row>
        <table:table-row table:number-rows-repeated="3" table:style-name="ro1">
          <table:table-cell table:number-columns-repeated="2" table:style-name="ce5"/>
          <table:table-cell table:number-columns-repeated="2" table:style-name="ce6"/>
          <table:table-cell table:style-name="ce5"/>
          <table:table-cell table:number-columns-repeated="4" table:style-name="ce6"/>
          <table:table-cell table:number-columns-repeated="4" table:style-name="ce5"/>
          <table:table-cell table:number-columns-repeated="16371" table:style-name="ce1"/>
        </table:table-row>
        <table:table-row table:number-rows-repeated="4" table:style-name="ro1">
          <table:table-cell table:style-name="ce5"/>
          <table:table-cell table:style-name="ce13"/>
          <table:table-cell table:style-name="ce14"/>
          <table:table-cell table:style-name="ce6"/>
          <table:table-cell table:style-name="ce5"/>
          <table:table-cell table:number-columns-repeated="4" table:style-name="ce6"/>
          <table:table-cell table:number-columns-repeated="4" table:style-name="ce5"/>
          <table:table-cell table:number-columns-repeated="16371" table:style-name="ce1"/>
        </table:table-row>
        <table:table-row table:number-rows-repeated="3" table:style-name="ro1">
          <table:table-cell table:style-name="ce3"/>
          <table:table-cell table:style-name="ce13"/>
          <table:table-cell table:style-name="ce14"/>
          <table:table-cell table:number-columns-repeated="16381" table:style-name="ce3"/>
        </table:table-row>
        <table:table-row table:number-rows-repeated="104855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3" table:style-name="ce1"/>
          <table:table-cell table:style-name="ce15"/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4" table:style-name="ce3">
            <text:p>4</text:p>
          </table:table-cell>
          <table:table-cell office:value-type="float" office:value="0.15" table:style-name="ce3">
            <text:p>0.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0.2" table:style-name="ce3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5.6" table:style-name="ce3">
            <text:p>5.6</text:p>
          </table:table-cell>
          <table:table-cell office:value-type="float" office:value="0.4" table:style-name="ce3">
            <text:p>0.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3.3" table:style-name="ce3">
            <text:p>3.3</text:p>
          </table:table-cell>
          <table:table-cell office:value-type="float" office:value="-0.3" table:style-name="ce3">
            <text:p>-0.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5" table:style-name="ce5"/>
          <table:table-cell table:number-columns-repeated="16379" table:style-name="ce1"/>
        </table:table-row>
        <table:table-row table:number-rows-repeated="71" table:style-name="ro1">
          <table:table-cell table:number-columns-repeated="5" table:style-name="ce5"/>
          <table:table-cell table:number-columns-repeated="16379"/>
        </table:table-row>
        <table:table-row table:number-rows-repeated="1048489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_i</text:p>
          </table:table-cell>
          <table:table-cell office:value-type="string" table:style-name="ce7">
            <text:p>Pg</text:p>
          </table:table-cell>
          <table:table-cell office:value-type="string" table:style-name="ce7">
            <text:p>Qg</text:p>
          </table:table-cell>
          <table:table-cell office:value-type="string" table:style-name="ce7">
            <text:p>Qmax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Vg</text:p>
          </table:table-cell>
          <table:table-cell office:value-type="string" table:style-name="ce7">
            <text:p>mBas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Pmax</text:p>
          </table:table-cell>
          <table:table-cell office:value-type="string" table:style-name="ce7">
            <text:p>Pmin</text:p>
          </table:table-cell>
          <table:table-cell office:value-type="string" table:style-name="ce7">
            <text:p>Pc1</text:p>
          </table:table-cell>
          <table:table-cell office:value-type="string" table:style-name="ce7">
            <text:p>Pc2</text:p>
          </table:table-cell>
          <table:table-cell office:value-type="string" table:style-name="ce7">
            <text:p>Qc1min</text:p>
          </table:table-cell>
          <table:table-cell office:value-type="string" table:style-name="ce7">
            <text:p>Qc1max</text:p>
          </table:table-cell>
          <table:table-cell office:value-type="string" table:style-name="ce7">
            <text:p>Qc2min</text:p>
          </table:table-cell>
          <table:table-cell office:value-type="string" table:style-name="ce7">
            <text:p>Qc2max</text:p>
          </table:table-cell>
          <table:table-cell office:value-type="string" table:style-name="ce7">
            <text:p>ramp_agc</text:p>
          </table:table-cell>
          <table:table-cell office:value-type="string" table:style-name="ce7">
            <text:p>ramp_10</text:p>
          </table:table-cell>
          <table:table-cell office:value-type="string" table:style-name="ce7">
            <text:p>ramp_30</text:p>
          </table:table-cell>
          <table:table-cell office:value-type="string" table:style-name="ce7">
            <text:p>ramp_q</text:p>
          </table:table-cell>
          <table:table-cell office:value-type="string" table:style-name="ce7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-40" table:style-name="ce5">
            <text:p>-40</text:p>
          </table:table-cell>
          <table:table-cell office:value-type="float" office:value="1.05" table:style-name="ce16">
            <text:p>1.050</text:p>
          </table:table-cell>
          <table:table-cell office:value-type="float" office:value="100" table:style-name="ce5">
            <text:p>100</text:p>
          </table:table-cell>
          <table:table-cell office:value-type="float" office:value="1" table:style-name="ce5">
            <text:p>1</text:p>
          </table:table-cell>
          <table:table-cell office:value-type="float" office:value="40" table:style-name="ce5">
            <text:p>40</text:p>
          </table:table-cell>
          <table:table-cell office:value-type="float" office:value="-40" table:style-name="ce5">
            <text:p>-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3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5" table:style-name="ce5"/>
          <table:table-cell table:style-name="ce17"/>
          <table:table-cell table:number-columns-repeated="15" table:style-name="ce5"/>
          <table:table-cell table:number-columns-repeated="16363" table:style-name="ce1"/>
        </table:table-row>
        <table:table-row table:number-rows-repeated="7" table:style-name="ro1">
          <table:table-cell table:number-columns-repeated="16384"/>
        </table:table-row>
        <table:table-row table:number-rows-repeated="8" table:style-name="ro1">
          <table:table-cell table:number-columns-repeated="24" table:style-name="ce18"/>
          <table:table-cell table:number-columns-repeated="16360"/>
        </table:table-row>
        <table:table-row table:number-rows-repeated="1048556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9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table:number-columns-repeated="2" table:style-name="ce20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0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5" number:min-decimal-places="5" number:min-integer-digits="1"/>
    </number:number-style>
    <number:number-style style:name="N37">
      <number:number number:decimal-places="4" number:min-decimal-places="4" number:min-integer-digits="1"/>
    </number:number-style>
    <number:number-style style:name="N38">
      <number:number number:decimal-places="3" number:min-decimal-places="3" number:min-integer-digits="1" number:grouping="true"/>
    </number:number-style>
    <number:number-style style:name="N39">
      <number:number number:decimal-places="6" number:min-decimal-places="6" number:min-integer-digits="1"/>
    </number:number-style>
    <number:number-style style:name="N40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0-08-07T14:21:31Z</meta:creation-date>
    <dc:date>2022-08-29T14:37:57Z</dc:date>
    <meta:print-date>2020-09-16T16:09:50Z</meta:print-date>
  </office:meta>
</office:document-meta>
</file>